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paragraph-rsid="00215c8b"/>
    </style:style>
    <style:style style:name="P2" style:family="paragraph" style:parent-style-name="Title">
      <style:text-properties officeooo:rsid="00215c8b" officeooo:paragraph-rsid="00215c8b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215c8b" officeooo:paragraph-rsid="00215c8b"/>
    </style:style>
    <style:style style:name="P8" style:family="paragraph" style:parent-style-name="Heading_20_2">
      <style:text-properties officeooo:rsid="00210310" officeooo:paragraph-rsid="00210310"/>
    </style:style>
    <style:style style:name="P9" style:family="paragraph" style:parent-style-name="Text_20_body">
      <style:text-properties officeooo:rsid="0024e196" officeooo:paragraph-rsid="0024e196"/>
    </style:style>
    <style:style style:name="P10" style:family="paragraph" style:parent-style-name="Text_20_body">
      <style:text-properties officeooo:rsid="002679d3" officeooo:paragraph-rsid="002805e4"/>
    </style:style>
    <style:style style:name="P11" style:family="paragraph" style:parent-style-name="Text_20_body">
      <style:text-properties officeooo:rsid="002805e4" officeooo:paragraph-rsid="0028189f"/>
    </style:style>
    <style:style style:name="P12" style:family="paragraph" style:parent-style-name="Text_20_body">
      <style:text-properties officeooo:rsid="0028189f" officeooo:paragraph-rsid="0028cbb3"/>
    </style:style>
    <style:style style:name="P13" style:family="paragraph" style:parent-style-name="Text_20_body">
      <style:text-properties officeooo:rsid="0028cbb3" officeooo:paragraph-rsid="0028cbb3"/>
    </style:style>
    <style:style style:name="P14" style:family="paragraph" style:parent-style-name="Text_20_body">
      <style:text-properties officeooo:rsid="002a44d5" officeooo:paragraph-rsid="002a44d5"/>
    </style:style>
    <style:style style:name="P15" style:family="paragraph" style:parent-style-name="Text_20_body">
      <style:text-properties officeooo:rsid="002b26de" officeooo:paragraph-rsid="002b26de"/>
    </style:style>
    <style:style style:name="P16" style:family="paragraph" style:parent-style-name="Heading_20_1">
      <style:text-properties officeooo:rsid="00210310" officeooo:paragraph-rsid="00210310"/>
    </style:style>
    <style:style style:name="P17" style:family="paragraph" style:parent-style-name="Text_20_body">
      <style:text-properties officeooo:rsid="002cfcd5" officeooo:paragraph-rsid="002cfcd5"/>
    </style:style>
    <style:style style:name="P18" style:family="paragraph" style:parent-style-name="Text_20_body" style:list-style-name="L1">
      <style:text-properties officeooo:rsid="002cfcd5" officeooo:paragraph-rsid="002cfcd5"/>
    </style:style>
    <style:style style:name="P19" style:family="paragraph" style:parent-style-name="Text_20_body" style:list-style-name="L2">
      <style:text-properties fo:font-weight="bold" officeooo:rsid="002e1bc2" officeooo:paragraph-rsid="002e1bc2" style:font-weight-asian="bold" style:font-weight-complex="bold"/>
    </style:style>
    <style:style style:name="P20" style:family="paragraph" style:parent-style-name="Text_20_body">
      <style:text-properties officeooo:paragraph-rsid="00210310"/>
    </style:style>
    <style:style style:name="P21" style:family="paragraph" style:parent-style-name="Text_20_body">
      <style:text-properties officeooo:rsid="002ecfa6" officeooo:paragraph-rsid="002ecfa6"/>
    </style:style>
    <style:style style:name="P22" style:family="paragraph" style:parent-style-name="Text_20_body">
      <style:text-properties officeooo:rsid="002e1bc2" officeooo:paragraph-rsid="002e1bc2"/>
    </style:style>
    <style:style style:name="T1" style:family="text">
      <style:text-properties officeooo:rsid="002805e4"/>
    </style:style>
    <style:style style:name="T2" style:family="text">
      <style:text-properties officeooo:rsid="0024e19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805e4" style:font-style-asian="normal" style:font-style-complex="normal"/>
    </style:style>
    <style:style style:name="T6" style:family="text">
      <style:text-properties officeooo:rsid="0028189f"/>
    </style:style>
    <style:style style:name="T7" style:family="text">
      <style:text-properties officeooo:rsid="002a44d5"/>
    </style:style>
    <style:style style:name="T8" style:family="text">
      <style:text-properties officeooo:rsid="0031f941"/>
    </style:style>
    <style:style style:name="T9" style:family="text">
      <style:text-properties officeooo:rsid="002cfcd5"/>
    </style:style>
    <style:style style:name="T10" style:family="text">
      <style:text-properties officeooo:rsid="002b26de"/>
    </style:style>
    <style:style style:name="T11" style:family="text">
      <style:text-properties officeooo:rsid="0021031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2f694" style:font-weight-asian="normal" style:font-weight-complex="normal"/>
    </style:style>
    <style:style style:name="T14" style:family="text">
      <style:text-properties fo:font-weight="normal" officeooo:rsid="0031f941" style:font-weight-asian="normal" style:font-weight-complex="normal"/>
    </style:style>
    <style:style style:name="T15" style:family="text">
      <style:text-properties officeooo:rsid="002ecfa6"/>
    </style:style>
    <style:style style:name="T16" style:family="text">
      <style:text-properties officeooo:rsid="0034bff5"/>
    </style:style>
    <style:style style:name="T17" style:family="text">
      <style:text-properties fo:font-style="italic" officeooo:rsid="002ecfa6" style:font-style-asian="italic" style:font-style-complex="italic"/>
    </style:style>
    <style:style style:name="T18" style:family="text">
      <style:text-properties fo:font-style="normal" officeooo:rsid="002ecfa6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baStudios, </text:p>
      <text:p text:style-name="P2">Software Solution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4"><text:a xlink:type="simple" xlink:href="#__RefHeading___Toc7_800197524" text:style-name="Index_20_Link" text:visited-style-name="Index_20_Link">1 Resumen<text:tab/>3</text:a></text:p>
          <text:p text:style-name="P5"><text:a xlink:type="simple" xlink:href="#__RefHeading___Toc9_800197524" text:style-name="Index_20_Link" text:visited-style-name="Index_20_Link">1.1 Ubicación<text:tab/>3</text:a></text:p>
          <text:p text:style-name="P5"><text:a xlink:type="simple" xlink:href="#__RefHeading___Toc11_800197524" text:style-name="Index_20_Link" text:visited-style-name="Index_20_Link">1.2 Breve historia<text:tab/>3</text:a></text:p>
          <text:p text:style-name="P5"><text:a xlink:type="simple" xlink:href="#__RefHeading___Toc221_1051845163" text:style-name="Index_20_Link" text:visited-style-name="Index_20_Link">1.3 Valor que ofrece<text:tab/>3</text:a></text:p>
          <text:p text:style-name="P4"><text:a xlink:type="simple" xlink:href="#__RefHeading___Toc223_1051845163" text:style-name="Index_20_Link" text:visited-style-name="Index_20_Link">2 Público objetivo<text:tab/>3</text:a></text:p>
          <text:p text:style-name="P4"><text:a xlink:type="simple" xlink:href="#__RefHeading___Toc225_1051845163" text:style-name="Index_20_Link" text:visited-style-name="Index_20_Link">3 Estructura de la compañía<text:tab/>3</text:a></text:p>
          <text:p text:style-name="P5"><text:a xlink:type="simple" xlink:href="#__RefHeading___Toc19_800197524" text:style-name="Index_20_Link" text:visited-style-name="Index_20_Link">3.1 Tipo de empresa<text:tab/>4</text:a></text:p>
          <text:p text:style-name="P5"><text:a xlink:type="simple" xlink:href="#__RefHeading___Toc21_800197524" text:style-name="Index_20_Link" text:visited-style-name="Index_20_Link">3.2 Equipo directivo y propietarios<text:tab/>4</text:a></text:p>
          <text:p text:style-name="P4"><text:a xlink:type="simple" xlink:href="#__RefHeading___Toc23_800197524" text:style-name="Index_20_Link" text:visited-style-name="Index_20_Link">4 Misión, visión y valores<text:tab/>4</text:a></text:p>
          <text:p text:style-name="P4"><text:a xlink:type="simple" xlink:href="#__RefHeading___Toc227_1051845163" text:style-name="Index_20_Link" text:visited-style-name="Index_20_Link">5 Metas financieras<text:tab/>4</text:a></text:p>
          <text:p text:style-name="P4"><text:a xlink:type="simple" xlink:href="#__RefHeading___Toc229_1051845163" text:style-name="Index_20_Link" text:visited-style-name="Index_20_Link">6 Análisis de la industria y ventajas competitivas<text:tab/>4</text:a></text:p>
          <text:p text:style-name="P4"><text:a xlink:type="simple" xlink:href="#__RefHeading___Toc29_800197524" text:style-name="Index_20_Link" text:visited-style-name="Index_20_Link">7 Productos o servicios<text:tab/>5</text:a></text:p>
          <text:p text:style-name="P4"><text:a xlink:type="simple" xlink:href="#__RefHeading___Toc31_800197524" text:style-name="Index_20_Link" text:visited-style-name="Index_20_Link">8 Departamentos<text:tab/>5</text:a></text:p>
          <text:p text:style-name="P4"><text:a xlink:type="simple" xlink:href="#__RefHeading___Toc33_800197524" text:style-name="Index_20_Link" text:visited-style-name="Index_20_Link">9 Personal<text:tab/>5</text:a></text:p>
          <text:p text:style-name="P4"><text:a xlink:type="simple" xlink:href="#__RefHeading___Toc35_800197524" text:style-name="Index_20_Link" text:visited-style-name="Index_20_Link">10 Proveedores y clientes<text:tab/>5</text:a></text:p>
        </text:index-body>
      </text:table-of-content>
      <text:p text:style-name="Text_20_body"/>
      <text:h text:style-name="P6" text:outline-level="1"><text:bookmark-start text:name="__RefHeading___Toc7_800197524"/>Resumen<text:bookmark-end text:name="__RefHeading___Toc7_800197524"/></text:h>
      <text:p text:style-name="P7">LebaStudios, Software Solutions es una empresa dedicada al desarrollo de software <text:span text:style-name="T1">privativo y de código libre </text:span>tanto para empresas como <text:span text:style-name="T1">para </text:span>particulares. <text:span text:style-name="T2">Nos dedicamos al desarrollo de soluciones elegantes, eficientes y de coste competitivo. </text:span><text:span text:style-name="T1">Junto al desarrollo de nuestro software también prestamos servicios de atención al cliente de forma totalmente opcional para todos nuestros productos buscando mejorar la accesibilidad a nuestros productos.</text:span></text:p>
      <text:h text:style-name="P8" text:outline-level="2"><text:bookmark-start text:name="__RefHeading___Toc9_800197524"/>Ubicación<text:bookmark-end text:name="__RefHeading___Toc9_800197524"/></text:h>
      <text:p text:style-name="P9">La sede central de la empresa se encuentra en Seattle, Washington, ciudad en la que apareció por primera vez.</text:p>
      <text:h text:style-name="P8" text:outline-level="2"><text:bookmark-start text:name="__RefHeading___Toc11_800197524"/>Breve historia<text:bookmark-end text:name="__RefHeading___Toc11_800197524"/></text:h>
      <text:p text:style-name="P10">La empresa nace con su primer software para empresas, <text:span text:style-name="T3">The Round Table.</text:span><text:span text:style-name="T4"> Este producto fue desarrollado para el dueño de un bar con el objetivo de servir de TPV, dando mejores funcionalidades, mejor apariencia y siendo más intuitivo por un precio muy competitivo respecto al mercado del momento. </text:span><text:span text:style-name="T5">Después del desarrollo y del impulso económico que supuso este primer producto la empresa siguió creando y satisfaciendo necesidades gracias a su enfoque en la eficiencia, estética y comodidad de sus productos.</text:span></text:p>
      <text:h text:style-name="Heading_20_2" text:outline-level="2"><text:bookmark-start text:name="__RefHeading___Toc221_1051845163"/>Valor que ofrece<text:bookmark-end text:name="__RefHeading___Toc221_1051845163"/></text:h>
      <text:p text:style-name="P11">Los valores de la empresa son claros, sfotware de calidad, accesible, <text:span text:style-name="T6">cómodo</text:span>, eficiente y completo a precios accesibles tanto para pequeñas como para grandes empresas junto a aportaciones al mundo del open source con el objetivo de mejorar el mundo del software empresarial.</text:p>
      <text:h text:style-name="Heading_20_1" text:outline-level="1"><text:bookmark-start text:name="__RefHeading___Toc223_1051845163"/>Público objetivo<text:bookmark-end text:name="__RefHeading___Toc223_1051845163"/></text:h>
      <text:p text:style-name="P12">Como ya se mencionó anteriormente, el público objetivo son empresas y particulares. <text:s/></text:p>
      <text:h text:style-name="Heading_20_1" text:outline-level="1"><text:bookmark-start text:name="__RefHeading___Toc225_1051845163"/>Estructura de la compañía<text:bookmark-end text:name="__RefHeading___Toc225_1051845163"/></text:h>
      <text:p text:style-name="P13">Le empresa cuenta con un equipo directivo <text:span text:style-name="T7">formado por un director general, y por debajo de el encontraríamos el director en tecnologías, encargado de liderar el </text:span><text:span text:style-name="T8">á</text:span><text:span text:style-name="T7">rea trecnológica; el director de operaciones, encarga</text:span><text:span text:style-name="T9">do</text:span><text:span text:style-name="T7"> de gestionar operaciones diarias y monitorizar el estado de los diferentes proyectos; y el director financiero, encargado de la gestión financiera de la empresa, presupuestos, costos y ganancias.</text:span></text:p>
      <text:p text:style-name="P14">Por debajo de estos encontraríamos al equipo legal, encargado de ofrecer el soporte necesario para la correcta toma de decisiones de la empresa y resolver los asuntos legales correspondientes.</text:p>
      <text:p text:style-name="P14">En el siguiente nivel nos encontrar<text:span text:style-name="T8">í</text:span>amos el personal encargado del desarrollo de los productos donde hay empleados especializados en gestión de proyectos, desarrolladores backend, frontend, arquitectos de software, diseñadores, testers.</text:p>
      <text:p text:style-name="P14"><text:soft-page-break/>Al mismo nivel también podemos encontrar otro tipo de equipos como podría ser los ingenieros DevOps y admninistradores de sistemas. También encontramos al equipo de marketing y ventas, encargados de la publicidad y la obtención de nuevos clientes o proyectos. <text:span text:style-name="T10">Por último tendr</text:span><text:span text:style-name="T8">í</text:span><text:span text:style-name="T10">amos al equipo de RRHH, encargado de la gestió</text:span><text:span text:style-name="T8">n</text:span><text:span text:style-name="T10"> de personal y crecimiento profesional de los empleados, asegurándose de su comodidad y satisfac</text:span><text:span text:style-name="T8">c</text:span><text:span text:style-name="T10">ión como profesionales en su área.</text:span></text:p>
      <text:h text:style-name="Heading_20_2" text:outline-level="2"><text:bookmark-start text:name="__RefHeading___Toc19_800197524"/>Tipo de empresa<text:bookmark-end text:name="__RefHeading___Toc19_800197524"/></text:h>
      <text:p text:style-name="P15">La empresa comenzó como como una startup y rapidamente se convirtió en una sociedad limitada, protegiendo a los propietarios de los posibles problemas económicos que afronte la empresa. Actualmente la empresa continua siendo una sociedad limitada pero busca poder crecer y hacer el salto a una sociedad anónima para poder continuar su crecimiento más fácilmente gracias a la atracción de nuevos inversores y capital a través de la emisión de acciones.</text:p>
      <text:h text:style-name="P8" text:outline-level="2"><text:bookmark-start text:name="__RefHeading___Toc21_800197524"/>Equipo directivo y propietarios<text:bookmark-end text:name="__RefHeading___Toc21_800197524"/></text:h>
      <text:p text:style-name="P15">El equipos directivo esta formado por un director ejecutivo (CEO) <text:span text:style-name="T9">y como soporte podemos encontrar director tecnológico (CTO), un director de operaciones (COO) y un director financiero (CFO). Actualmente la empresa cuenta con dos propietarios, los fundadores de la empresa, siendo un de ellos el principal inversor y el otro el actual CEO.</text:span></text:p>
      <text:h text:style-name="P16" text:outline-level="1"><text:bookmark-start text:name="__RefHeading___Toc23_800197524"/>Misión, visión y valores<text:bookmark-end text:name="__RefHeading___Toc23_800197524"/></text:h>
      <text:p text:style-name="P17">La misión es la mejora del mundo del software empresarial ofreciendo productos de calidad. La visión es ser líderes en el mercado y reconocidos por nuestros servicios y productos de calidad. En cu<text:span text:style-name="T8">a</text:span>nto a los valores es simple: </text:p>
      <text:list text:style-name="L1">
        <text:list-item>
          <text:p text:style-name="P18">Innovación continua.</text:p>
        </text:list-item>
        <text:list-item>
          <text:p text:style-name="P18">Calidad y excelencia.</text:p>
        </text:list-item>
        <text:list-item>
          <text:p text:style-name="P18">Trabajo en equipo.</text:p>
        </text:list-item>
        <text:list-item>
          <text:p text:style-name="P18">Aportar a la comunidad.</text:p>
        </text:list-item>
        <text:list-item>
          <text:p text:style-name="P18">Compromiso con el éxito del cliente.</text:p>
        </text:list-item>
        <text:list-item>
          <text:p text:style-name="P18">Responsabilidad y ética.</text:p>
        </text:list-item>
      </text:list>
      <text:h text:style-name="Heading_20_1" text:outline-level="1"><text:bookmark-start text:name="__RefHeading___Toc227_1051845163"/>M<text:span text:style-name="T11">etas financieras</text:span><text:bookmark-end text:name="__RefHeading___Toc227_1051845163"/></text:h>
      <text:p text:style-name="P17">Crecer a un ritmo constante y sostenible es nuestro objetivo. Buscamos seguir aumentando los ingresos anuales, abarcar año tras año más cuota de mercado y diversificar nuestros ingresos entre diversas áreas empresariales.</text:p>
      <text:h text:style-name="Heading_20_1" text:outline-level="1"><text:bookmark-start text:name="__RefHeading___Toc229_1051845163"/>Análisis de la industria y ventajas competitivas<text:bookmark-end text:name="__RefHeading___Toc229_1051845163"/></text:h>
      <text:p text:style-name="Text_20_body"/>
      <text:h text:style-name="P16" text:outline-level="1"><text:bookmark-start text:name="__RefHeading___Toc29_800197524"/><text:soft-page-break/>Productos o servicios<text:bookmark-end text:name="__RefHeading___Toc29_800197524"/></text:h>
      <text:list text:style-name="L2">
        <text:list-item>
          <text:p text:style-name="P19">The Round Table: <text:span text:style-name="T12">Software TPV de c</text:span><text:span text:style-name="T13">ó</text:span><text:span text:style-name="T12">digo abierto totalmente modular donde la empresa genera ingresos gracias a licencias que dan acceso a módulos avanzados dentro del software y al soporte técnico disponible.</text:span></text:p>
        </text:list-item>
        <text:list-item>
          <text:p text:style-name="P19">Desarrollo de productos personalizados: <text:span text:style-name="T12">Desarrollo de software a medida para clientes. Este servicio avanza desde productos independientes y de gran envergadura hasta otros más pequeños como podría ser módulos para otro softwar</text:span><text:span text:style-name="T14">e</text:span><text:span text:style-name="T12">.</text:span></text:p>
        </text:list-item>
      </text:list>
      <text:h text:style-name="P16" text:outline-level="1"><text:bookmark-start text:name="__RefHeading___Toc31_800197524"/>Departamentos<text:bookmark-end text:name="__RefHeading___Toc31_800197524"/></text:h>
      <text:p text:style-name="P20"/>
      <text:h text:style-name="P16" text:outline-level="1"><text:bookmark-start text:name="__RefHeading___Toc33_800197524"/>Personal<text:bookmark-end text:name="__RefHeading___Toc33_800197524"/></text:h>
      <text:p text:style-name="P21">El personal es principalmente profesionales del mundo del hardware y del software, cada uno especializado en un <text:span text:style-name="T8">á</text:span>rea, desde <text:span text:style-name="T3">testers</text:span> a <text:span text:style-name="T3">proyect managers</text:span>. La empresa también cuenta con personal especializado en marketing, recursos humanos y asuntos legales.</text:p>
      <text:h text:style-name="P16" text:outline-level="1"><text:bookmark-start text:name="__RefHeading___Toc35_800197524"/>Proveedores y clientes<text:bookmark-end text:name="__RefHeading___Toc35_800197524"/></text:h>
      <text:p text:style-name="P22">La empresa, al centrarse en el desarrollo de software, no necesita de proveedores. <text:span text:style-name="T15">En cuanto a clientes, si</text:span><text:span text:style-name="T16">en</text:span><text:span text:style-name="T15">do </text:span><text:span text:style-name="T17">The Round Table </text:span><text:span text:style-name="T18">la fuente de ingresos principal, la mayoría de los clientes son empresas usuarias de un TPV, siendo el principal enfoque la hostelerí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Index" style:page-layout-name="Mpm1" draw:style-name="Mdp1" style:next-style-name="First_20_Page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2:13:46.348000000</meta:creation-date>
    <dc:date>2024-10-07T13:46:14.262000000</dc:date>
    <meta:editing-duration>PT49M34S</meta:editing-duration>
    <meta:editing-cycles>8</meta:editing-cycles>
    <meta:generator>LibreOffice/24.8.0.3$Windows_X86_64 LibreOffice_project/0bdf1299c94fe897b119f97f3c613e9dca6be583</meta:generator>
    <meta:document-statistic meta:table-count="0" meta:image-count="0" meta:object-count="0" meta:page-count="5" meta:paragraph-count="60" meta:word-count="908" meta:character-count="5765" meta:non-whitespace-character-count="4936"/>
  </office:meta>
</office:document-meta>
</file>